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004cm" style:rel-column-width="6910*"/>
    </style:style>
    <style:style style:name="Tableau1.B" style:family="table-column">
      <style:table-column-properties style:column-width="14.993cm" style:rel-column-width="51710*"/>
    </style:style>
    <style:style style:name="Tableau1.C" style:family="table-column">
      <style:table-column-properties style:column-width="2.006cm" style:rel-column-width="691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2.004cm" style:rel-column-width="6910*"/>
    </style:style>
    <style:style style:name="Tableau2.B" style:family="table-column">
      <style:table-column-properties style:column-width="14.993cm" style:rel-column-width="51710*"/>
    </style:style>
    <style:style style:name="Tableau2.C" style:family="table-column">
      <style:table-column-properties style:column-width="2.006cm" style:rel-column-width="691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004cm" style:rel-column-width="6910*"/>
    </style:style>
    <style:style style:name="Tableau3.B" style:family="table-column">
      <style:table-column-properties style:column-width="14.993cm" style:rel-column-width="51710*"/>
    </style:style>
    <style:style style:name="Tableau3.C" style:family="table-column">
      <style:table-column-properties style:column-width="2.006cm" style:rel-column-width="6915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C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2.004cm" style:rel-column-width="6910*"/>
    </style:style>
    <style:style style:name="Tableau4.B" style:family="table-column">
      <style:table-column-properties style:column-width="14.993cm" style:rel-column-width="51710*"/>
    </style:style>
    <style:style style:name="Tableau4.C" style:family="table-column">
      <style:table-column-properties style:column-width="2.006cm" style:rel-column-width="6915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004cm" style:rel-column-width="6910*"/>
    </style:style>
    <style:style style:name="Tableau5.B" style:family="table-column">
      <style:table-column-properties style:column-width="14.993cm" style:rel-column-width="51710*"/>
    </style:style>
    <style:style style:name="Tableau5.C" style:family="table-column">
      <style:table-column-properties style:column-width="2.006cm" style:rel-column-width="6915*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C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362c0"/>
    </style:style>
    <style:style style:name="P2" style:family="paragraph" style:parent-style-name="Standard">
      <style:paragraph-properties fo:text-align="center" style:justify-single-word="false"/>
      <style:text-properties officeooo:rsid="000362c0" officeooo:paragraph-rsid="000547ad"/>
    </style:style>
    <style:style style:name="P3" style:family="paragraph" style:parent-style-name="Table_20_Contents">
      <style:text-properties officeooo:rsid="000362c0" officeooo:paragraph-rsid="000362c0"/>
    </style:style>
    <style:style style:name="P4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29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362c0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officeooo:rsid="000547ad" officeooo:paragraph-rsid="000547ad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officeooo:rsid="0004829b" officeooo:paragraph-rsid="0004829b"/>
    </style:style>
    <style:style style:name="P8" style:family="paragraph" style:parent-style-name="Standard">
      <style:paragraph-properties fo:text-align="start" style:justify-single-word="false"/>
      <style:text-properties officeooo:rsid="000362c0" officeooo:paragraph-rsid="000362c0"/>
    </style:style>
    <style:style style:name="P9" style:family="paragraph" style:parent-style-name="Standard">
      <style:paragraph-properties fo:text-align="start" style:justify-single-word="false"/>
      <style:text-properties officeooo:rsid="000362c0" officeooo:paragraph-rsid="0006e2fc"/>
    </style:style>
    <style:style style:name="P10" style:family="paragraph" style:parent-style-name="Standard">
      <style:paragraph-properties fo:text-align="center" style:justify-single-word="false"/>
      <style:text-properties officeooo:rsid="000362c0" officeooo:paragraph-rsid="0006e2fc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06e60f" officeooo:paragraph-rsid="0006e2fc" style:font-style-asian="italic" style:font-style-complex="italic"/>
    </style:style>
    <style:style style:name="P12" style:family="paragraph" style:parent-style-name="Standard">
      <style:text-properties officeooo:paragraph-rsid="0006e2fc"/>
    </style:style>
    <style:style style:name="P13" style:family="paragraph" style:parent-style-name="Table_20_Contents">
      <style:text-properties officeooo:rsid="000362c0" officeooo:paragraph-rsid="0006e2fc"/>
    </style:style>
    <style:style style:name="P14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6e2f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1pt" fo:font-style="italic" officeooo:rsid="000547ad" officeooo:paragraph-rsid="0006e2f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6e2fc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officeooo:rsid="0004829b" officeooo:paragraph-rsid="0006e2fc"/>
    </style:style>
    <style:style style:name="T1" style:family="text">
      <style:text-properties officeooo:rsid="000547a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567722631648">
          <table:table-cell table:style-name="Tableau1.A1" office:value-type="string">
            <text:p text:style-name="P3">6emes</text:p>
            <text:p text:style-name="P5"/>
          </table:table-cell>
          <table:table-cell table:style-name="Tableau1.A1" office:value-type="string">
            <text:p text:style-name="P4">ça pique les yeux !</text:p>
            <text:p text:style-name="P6">consigne</text:p>
          </table:table-cell>
          <table:table-cell table:style-name="Tableau1.C1" office:value-type="string">
            <text:p text:style-name="P7"><text:span text:style-name="T1">fina</text:span>l</text:p>
          </table:table-cell>
        </table:table-row>
        <table:table-row table:style-name="TableLine1567722623488">
          <table:table-cell table:style-name="Tableau1.A2" table:number-columns-spanned="3" office:value-type="string">
            <text:p text:style-name="P1"/>
            <text:p text:style-name="P10">Réalisez un travail à la <text:span text:style-name="T2">gouache</text:span> où les <text:span text:style-name="T2">couleurs</text:span> sont choisies pour</text:p>
            <text:p text:style-name="P10"><text:s/>« réagir les unes avec les autres »</text:p>
            <text:p text:style-name="P10"><text:s/>afin de créer un effet maximal entre-elles allant jusqu’à <text:span text:style-name="T2">piquer les yeux</text:span>. </text:p>
            <text:p text:style-name="P10"/>
            <text:p text:style-name="P11">Effets de contraste (coloré, lumineux, etc...)</text:p>
            <text:p text:style-name="P8"/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567842348240">
          <table:table-cell table:style-name="Tableau2.A1" office:value-type="string">
            <text:p text:style-name="P13">6emes</text:p>
            <text:p text:style-name="P14"/>
          </table:table-cell>
          <table:table-cell table:style-name="Tableau2.A1" office:value-type="string">
            <text:p text:style-name="P16">ça pique les yeux !</text:p>
            <text:p text:style-name="P15">consigne</text:p>
          </table:table-cell>
          <table:table-cell table:style-name="Tableau2.C1" office:value-type="string">
            <text:p text:style-name="P17"><text:span text:style-name="T1">fina</text:span>l</text:p>
          </table:table-cell>
        </table:table-row>
        <table:table-row table:style-name="TableLine1567842357216">
          <table:table-cell table:style-name="Tableau2.A2" table:number-columns-spanned="3" office:value-type="string">
            <text:p text:style-name="P12"/>
            <text:p text:style-name="P10">Réalisez un travail à la <text:span text:style-name="T2">gouache</text:span> où les <text:span text:style-name="T2">couleurs</text:span> sont choisies pour</text:p>
            <text:p text:style-name="P10"><text:s/>« réagir les unes avec les autres »</text:p>
            <text:p text:style-name="P10"><text:s/>afin de créer un effet maximal entre-elles allant jusqu’à <text:span text:style-name="T2">piquer les yeux</text:span>. </text:p>
            <text:p text:style-name="P10"/>
            <text:p text:style-name="P11">Effets de contraste (coloré, lumineux, etc...)</text:p>
            <text:p text:style-name="P9"/>
          </table:table-cell>
          <table:covered-table-cell/>
          <table:covered-table-cell/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1567842345248">
          <table:table-cell table:style-name="Tableau3.A1" office:value-type="string">
            <text:p text:style-name="P13">6emes</text:p>
            <text:p text:style-name="P14"/>
          </table:table-cell>
          <table:table-cell table:style-name="Tableau3.A1" office:value-type="string">
            <text:p text:style-name="P16">ça pique les yeux !</text:p>
            <text:p text:style-name="P15">consigne</text:p>
          </table:table-cell>
          <table:table-cell table:style-name="Tableau3.C1" office:value-type="string">
            <text:p text:style-name="P17"><text:span text:style-name="T1">fina</text:span>l</text:p>
          </table:table-cell>
        </table:table-row>
        <table:table-row table:style-name="TableLine1567842350960">
          <table:table-cell table:style-name="Tableau3.A2" table:number-columns-spanned="3" office:value-type="string">
            <text:p text:style-name="P12"/>
            <text:p text:style-name="P10">Réalisez un travail à la <text:span text:style-name="T2">gouache</text:span> où les <text:span text:style-name="T2">couleurs</text:span> sont choisies pour</text:p>
            <text:p text:style-name="P10"><text:s/>« réagir les unes avec les autres »</text:p>
            <text:p text:style-name="P10"><text:s/>afin de créer un effet maximal entre-elles allant jusqu’à <text:span text:style-name="T2">piquer les yeux</text:span>. </text:p>
            <text:p text:style-name="P10"/>
            <text:p text:style-name="P11">Effets de contraste (coloré, lumineux, etc...)</text:p>
            <text:p text:style-name="P9"/>
          </table:table-cell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568216801536">
          <table:table-cell table:style-name="Tableau4.A1" office:value-type="string">
            <text:p text:style-name="P13">6emes</text:p>
            <text:p text:style-name="P14"/>
          </table:table-cell>
          <table:table-cell table:style-name="Tableau4.A1" office:value-type="string">
            <text:p text:style-name="P16">ça pique les yeux !</text:p>
            <text:p text:style-name="P15">consigne</text:p>
          </table:table-cell>
          <table:table-cell table:style-name="Tableau4.C1" office:value-type="string">
            <text:p text:style-name="P17"><text:span text:style-name="T1">fina</text:span>l</text:p>
          </table:table-cell>
        </table:table-row>
        <table:table-row table:style-name="TableLine1568216804256">
          <table:table-cell table:style-name="Tableau4.A2" table:number-columns-spanned="3" office:value-type="string">
            <text:p text:style-name="P12"/>
            <text:p text:style-name="P10">Réalisez un travail à la <text:span text:style-name="T2">gouache</text:span> où les <text:span text:style-name="T2">couleurs</text:span> sont choisies pour</text:p>
            <text:p text:style-name="P10"><text:s/>« réagir les unes avec les autres »</text:p>
            <text:p text:style-name="P10"><text:s/>afin de créer un effet maximal entre-elles allant jusqu’à <text:span text:style-name="T2">piquer les yeux</text:span>. </text:p>
            <text:p text:style-name="P10"/>
            <text:p text:style-name="P11">Effets de contraste (coloré, lumineux, etc...)</text:p>
            <text:p text:style-name="P9"/>
          </table:table-cell>
          <table:covered-table-cell/>
          <table:covered-table-cell/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1568216687024">
          <table:table-cell table:style-name="Tableau5.A1" office:value-type="string">
            <text:p text:style-name="P13">6emes</text:p>
            <text:p text:style-name="P14"/>
          </table:table-cell>
          <table:table-cell table:style-name="Tableau5.A1" office:value-type="string">
            <text:p text:style-name="P16">ça pique les yeux !</text:p>
            <text:p text:style-name="P15">consigne</text:p>
          </table:table-cell>
          <table:table-cell table:style-name="Tableau5.C1" office:value-type="string">
            <text:p text:style-name="P17"><text:span text:style-name="T1">fina</text:span>l</text:p>
          </table:table-cell>
        </table:table-row>
        <table:table-row table:style-name="TableLine1568216712592">
          <table:table-cell table:style-name="Tableau5.A2" table:number-columns-spanned="3" office:value-type="string">
            <text:p text:style-name="P12"/>
            <text:p text:style-name="P10">Réalisez un travail à la <text:span text:style-name="T2">gouache</text:span> où les <text:span text:style-name="T2">couleurs</text:span> sont choisies pour</text:p>
            <text:p text:style-name="P10"><text:s/>« réagir les unes avec les autres »</text:p>
            <text:p text:style-name="P10"><text:s/>afin de créer un effet maximal entre-elles allant jusqu’à <text:span text:style-name="T2">piquer les yeux</text:span>. </text:p>
            <text:p text:style-name="P10"/>
            <text:p text:style-name="P11">Effets de contraste (coloré, lumineux, etc...)</text:p>
            <text:p text:style-name="P9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51:50.379000000</meta:creation-date>
    <dc:date>2023-01-10T13:16:08.946000000</dc:date>
    <meta:editing-duration>PT15M36S</meta:editing-duration>
    <meta:editing-cycles>6</meta:editing-cycles>
    <meta:generator>LibreOffice/7.1.5.2$Windows_X86_64 LibreOffice_project/85f04e9f809797b8199d13c421bd8a2b025d52b5</meta:generator>
    <meta:document-statistic meta:table-count="5" meta:image-count="0" meta:object-count="0" meta:page-count="1" meta:paragraph-count="40" meta:word-count="230" meta:character-count="1310" meta:non-whitespace-character-count="1105"/>
  </office:meta>
</office:document-meta>
</file>